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842cm" fo:margin-left="-0.191cm" table:align="left" style:writing-mode="lr-tb"/>
    </style:style>
    <style:style style:name="Таблица1.A" style:family="table-column">
      <style:table-column-properties style:column-width="7.689cm"/>
    </style:style>
    <style:style style:name="Таблица1.B" style:family="table-column">
      <style:table-column-properties style:column-width="11.15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1"/>
    </style:style>
    <style:style style:name="Таблица1.B2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1.B12" style:family="table-cell" style:data-style-name="N37">
      <style:table-cell-properties fo:padding-left="0.191cm" fo:padding-right="0.191cm" fo:padding-top="0cm" fo:padding-bottom="0cm" fo:border="0.018cm solid #000001"/>
    </style:style>
    <style:style style:name="Таблица1.A15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.049cm" fo:line-height="100%" fo:text-indent="0cm" style:auto-text-indent="false"/>
    </style:style>
    <style:style style:name="P2" style:family="paragraph" style:parent-style-name="Standard">
      <style:paragraph-properties fo:margin-left="0cm" fo:margin-right="0.049cm" fo:line-height="100%" fo:text-indent="0cm" style:auto-text-indent="false"/>
      <style:text-properties fo:language="ru" fo:country="RU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2">
      <style:paragraph-properties fo:line-height="100%"/>
    </style:style>
    <style:style style:name="P5" style:family="paragraph" style:parent-style-name="List_20_Paragraph" style:list-style-name="WWNum1">
      <style:paragraph-properties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Анкета кандидата С++/С#/</text:span><text:span text:style-name="T2">linux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милия, Имя, Отчество</text:p>
          </table:table-cell>
          <table:table-cell table:style-name="Таблица1.A1" office:value-type="string">
            <text:p text:style-name="P2">Миннуллин Ирек Зуфарович</text:p>
          </table:table-cell>
        </table:table-row>
        <table:table-row table:style-name="Таблица1.1">
          <table:table-cell table:style-name="Таблица1.A1" office:value-type="string">
            <text:p text:style-name="P1">Возраст</text:p>
          </table:table-cell>
          <table:table-cell table:style-name="Таблица1.B2" office:value-type="float" office:value="28">
            <text:p text:style-name="P1">28</text:p>
          </table:table-cell>
        </table:table-row>
        <table:table-row table:style-name="Таблица1.1">
          <table:table-cell table:style-name="Таблица1.A1" office:value-type="string">
            <text:p text:style-name="P1">Образование</text:p>
          </table:table-cell>
          <table:table-cell table:style-name="Таблица1.A1" office:value-type="string">
            <text:p text:style-name="P1">высшее</text:p>
          </table:table-cell>
        </table:table-row>
        <table:table-row table:style-name="Таблица1.1">
          <table:table-cell table:style-name="Таблица1.A1" office:value-type="string">
            <text:p text:style-name="P1">- Общий опыт программирования (лет); </text:p>
            <text:p text:style-name="P1">- Как часто меняли работу за последние 5 лет; </text:p>
            <text:p text:style-name="P1">- Причины смены работы;</text:p>
            <text:p text:style-name="P1"/>
            <text:p text:style-name="P1">- Опыт работы фрилансером:</text:p>
            <text:p text:style-name="P1"/>
            <text:p text:style-name="P1">- Опыт работы в команде. Количество сотрудников</text:p>
            <text:p text:style-name="P1"/>
          </table:table-cell>
          <table:table-cell table:style-name="Таблица1.A1" office:value-type="string">
            <text:p text:style-name="P1">3</text:p>
            <text:p text:style-name="P1">1</text:p>
            <text:p text:style-name="P1"/>
            <text:p text:style-name="P1">Профессиональный рост как программиста.</text:p>
            <text:p text:style-name="P1"/>
            <text:p text:style-name="P1">Нет.</text:p>
            <text:p text:style-name="P1"/>
            <text:p text:style-name="P1">10</text:p>
          </table:table-cell>
        </table:table-row>
        <table:table-row table:style-name="Таблица1.1">
          <table:table-cell table:style-name="Таблица1.A1" office:value-type="string">
            <text:p text:style-name="P1">Оцените Ваш уровень знаний по С++ (11 и 14 версия) по десятибалльной шкале. Подробно опишите Ваш опыт (какие работы/проекты выполняли на С++)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Оцените Ваш уровень знаний по С# по десятибалльной шкале. Подробно опишите Ваш опыт (какие работы/проекты выполняли на С#)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Оцените Ваш уровень разработки C++ под <text:s/>linux системы по десятибалльной шкале. Подробно опишите Ваш опыт (какие работы/проекты выполняли на linux)</text:p>
          </table:table-cell>
          <table:table-cell table:style-name="Таблица1.A1" office:value-type="string">
            <text:p text:style-name="P1">6б.</text:p>
            <text:p text:style-name="P1">Работал с БД.</text:p>
          </table:table-cell>
        </table:table-row>
        <table:table-row table:style-name="Таблица1.1">
          <table:table-cell table:style-name="Таблица1.A1" office:value-type="string">
            <text:p text:style-name="P1">Оцените Ваш уровень разработки C++ под <text:s/>Windows системы по десятибалльной шкале. Подробно опишите Ваш опыт</text:p>
          </table:table-cell>
          <table:table-cell table:style-name="Таблица1.A1" office:value-type="string">
            <text:p text:style-name="P1">6б.</text:p>
            <text:p text:style-name="P1">Работал с БД.</text:p>
          </table:table-cell>
        </table:table-row>
        <table:table-row table:style-name="Таблица1.1">
          <table:table-cell table:style-name="Таблица1.A1" office:value-type="string">
            <text:p text:style-name="P1">Используете ли <text:span text:style-name="T3">TDD</text:span>. Подробно опишите Ваш опыт (какие работы/проекты выполнялись с помощью <text:span text:style-name="T3">TDD</text:span>)</text:p>
          </table:table-cell>
          <table:table-cell table:style-name="Таблица1.A1" office:value-type="string">
            <text:p text:style-name="P1">Не использовал.</text:p>
          </table:table-cell>
        </table:table-row>
        <table:table-row table:style-name="Таблица1.1">
          <table:table-cell table:style-name="Таблица1.A1" office:value-type="string">
            <text:p text:style-name="P1">Знакомы ли Вы с многопоточностью и писали ли высоконагруженные системы Подробно опишите Ваш опыт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Знакомы ли Вы с сетевым взаимодействием. Подробно опишите Ваш опыт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Когда готовы выйти на работу в офис<text:bookmark text:name="_GoBack"/></text:p>
          </table:table-cell>
          <table:table-cell table:style-name="Таблица1.B12" office:value-type="date" office:date-value="2016-02-24">
            <text:p text:style-name="P1">24.02.16</text:p>
          </table:table-cell>
        </table:table-row>
        <table:table-row table:style-name="Таблица1.1">
          <table:table-cell table:style-name="Таблица1.A1" office:value-type="string">
            <text:p text:style-name="P1">Желаемая заработная плата (руб.)</text:p>
          </table:table-cell>
          <table:table-cell table:style-name="Таблица1.A1" office:value-type="string">
            <text:p text:style-name="P1">30-35 тыс.</text:p>
          </table:table-cell>
        </table:table-row>
        <table:table-row table:style-name="Таблица1.1">
          <table:table-cell table:style-name="Таблица1.A1" office:value-type="string">
            <text:p text:style-name="P1">Ваше хобби, увлечения, жизненная позиция</text:p>
          </table:table-cell>
          <table:table-cell table:style-name="Таблица1.A1" office:value-type="string">
            <text:p text:style-name="P1">Занимаюсь японскими боевыми искусствами</text:p>
          </table:table-cell>
        </table:table-row>
        <table:table-row table:style-name="Таблица1.1">
          <table:table-cell table:style-name="Таблица1.A15" office:value-type="string">
            <text:p text:style-name="P1"/>
          </table:table-cell>
          <table:table-cell table:style-name="Таблица1.A15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разработки под <text:span text:style-name="T3">MetaTrader</text:span>4/<text:span text:style-name="T3">MetaTrader</text:span>5</text:p>
          </table:table-cell>
          <table:table-cell table:style-name="Таблица1.A1" office:value-type="string">
            <text:p text:style-name="P2">Нет</text:p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использования <text:span text:style-name="T3">XML</text:span></text:p>
          </table:table-cell>
          <table:table-cell table:style-name="Таблица1.A1" office:value-type="string">
            <text:p text:style-name="P2">Нет</text:p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разработки <text:span text:style-name="T3">FIX</text:span> клиента/сервера</text:p>
          </table:table-cell>
          <table:table-cell table:style-name="Таблица1.A1" office:value-type="string">
            <text:p text:style-name="P2">Нет</text:p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работы из <text:span text:style-name="T3">C</text:span>++ с серверами БД</text:p>
            <text:list xml:id="list4012122627475176574" text:style-name="WWNum2">
              <text:list-item>
                <text:p text:style-name="P4">Вызов <text:span text:style-name="T3">SQL</text:span>-запросов, хранимых процедур</text:p>
              </text:list-item>
              <text:list-item>
                <text:p text:style-name="P4">Проектирование БД</text:p>
              </text:list-item>
              <text:list-item>
                <text:p text:style-name="P4">Работа с <text:span text:style-name="T3">ODBC</text:span> и библиотекой <text:span text:style-name="T3">MSADODB</text:span></text:p>
              </text:list-item>
            </text:list>
          </table:table-cell>
          <table:table-cell table:style-name="Таблица1.A1" office:value-type="string">
            <text:p text:style-name="P1">Рабатал с <text:span text:style-name="T3">Postgresql.</text:span></text:p>
            <text:p text:style-name="P1"><text:span text:style-name="T3"/></text:p>
            <text:p text:style-name="P2">Писал запросы, немного проектировал БД.</text:p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проектирования<text:span text:style-name="T3">:</text:span></text:p>
            <text:list xml:id="list8072841854153155326" text:style-name="WWNum1">
              <text:list-item>
                <text:p text:style-name="P5"><text:soft-page-break/>Шаблоны проектирования</text:p>
              </text:list-item>
              <text:list-item>
                <text:p text:style-name="P5">Методы рефакторинга</text:p>
              </text:list-item>
              <text:list-item>
                <text:p text:style-name="P5">Диаграммы <text:span text:style-name="T3">UML</text:span></text:p>
              </text:list-item>
            </text:list>
          </table:table-cell>
          <table:table-cell table:style-name="Таблица1.A1" office:value-type="string">
            <text:p text:style-name="P1">На работе не проектировал</text:p>
            <text:p text:style-name="P1"><text:soft-page-break/>Изучал, использую в работе, хотя не всегда помню названия.</text:p>
            <text:p text:style-name="P1"/>
            <text:p text:style-name="P1">Немного знаком.</text:p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разработки и использования <text:span text:style-name="T3">COM</text:span>-компонентов. <text:span text:style-name="T3">OLE</text:span>-автоматизация.</text:p>
          </table:table-cell>
          <table:table-cell table:style-name="Таблица1.A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1">Опишите ваш опыт разработки <text:span text:style-name="T3">Windows</text:span>-сервисов.</text:p>
          </table:table-cell>
          <table:table-cell table:style-name="Таблица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63cm" fo:margin-right="0.049cm" fo:line-height="115%" fo:text-align="justify" style:justify-single-word="false" fo:hyphenation-ladder-count="no-limit" fo:text-indent="-0.63cm" style:auto-text-indent="false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.049cm" fo:text-indent="-0.63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7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n-Marat</meta:initial-creator>
    <meta:editing-cycles>4</meta:editing-cycles>
    <meta:print-date>2015-10-28T09:26:00</meta:print-date>
    <meta:creation-date>2015-10-28T08:07:00</meta:creation-date>
    <dc:date>2016-02-09T22:29:55.09</dc:date>
    <meta:editing-duration>PT4M32S</meta:editing-duration>
    <meta:generator>OpenOffice/4.0.1$Win32 OpenOffice.org_project/401m5$Build-9714</meta:generator>
    <meta:document-statistic meta:table-count="1" meta:image-count="0" meta:object-count="0" meta:page-count="2" meta:paragraph-count="56" meta:word-count="288" meta:character-count="196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